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5.673cm"/>
    </style:style>
    <style:style style:name="co2" style:family="table-column">
      <style:table-column-properties fo:break-before="auto" style:column-width="5.345cm"/>
    </style:style>
    <style:style style:name="co3" style:family="table-column">
      <style:table-column-properties fo:break-before="auto" style:column-width="10.756cm"/>
    </style:style>
    <style:style style:name="co4" style:family="table-column">
      <style:table-column-properties fo:break-before="auto" style:column-width="5.563cm"/>
    </style:style>
    <style:style style:name="co5" style:family="table-column">
      <style:table-column-properties fo:break-before="auto" style:column-width="6.461cm"/>
    </style:style>
    <style:style style:name="co6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olerance_1e-12_results" table:style-name="ta1">
        <table:shapes>
          <draw:frame draw:z-index="0" draw:style-name="gr1" draw:text-style-name="P1" svg:width="15.999cm" svg:height="8.999cm" svg:x="0.729cm" svg:y="8.572cm">
            <draw:object draw:notify-on-update-of-ranges="'tolerance_1e-12_results'.K3:'tolerance_1e-12_results'.M3 'tolerance_1e-12_results'.A4:'tolerance_1e-12_results'.A4 'tolerance_1e-12_results'.K4:'tolerance_1e-12_results'.M4 'tolerance_1e-12_results'.A5:'tolerance_1e-12_results'.A5 'tolerance_1e-12_results'.K5:'tolerance_1e-12_results'.M5 'tolerance_1e-12_results'.A6:'tolerance_1e-12_results'.A6 'tolerance_1e-12_results'.K6:'tolerance_1e-12_results'.M6 'tolerance_1e-12_results'.A7:'tolerance_1e-12_results'.A7 'tolerance_1e-12_results'.K7:'tolerance_1e-12_results'.M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2.492cm" svg:height="8.999cm" svg:x="17.608cm" svg:y="8.573cm">
            <draw:object draw:notify-on-update-of-ranges="'tolerance_1e-12_results'.C12:'tolerance_1e-12_results'.C17 'tolerance_1e-12_results'.E11:'tolerance_1e-12_results'.E11 'tolerance_1e-12_results'.E12:'tolerance_1e-12_results'.E17 'tolerance_1e-12_results'.F11:'tolerance_1e-12_results'.F11 'tolerance_1e-12_results'.F12:'tolerance_1e-12_results'.F17 'tolerance_1e-12_results'.G11:'tolerance_1e-12_results'.G11 'tolerance_1e-12_results'.G12:'tolerance_1e-12_results'.G17 'tolerance_1e-12_results'.H11:'tolerance_1e-12_results'.H11 'tolerance_1e-12_results'.H12:'tolerance_1e-12_results'.H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Epsilon</text:p>
          </table:table-cell>
          <table:table-cell office:value-type="float" office:value="0.000000000001" calcext:value-type="float">
            <text:p>1E-12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dataset 1a - classification LEFT</text:p>
          </table:table-cell>
          <table:table-cell office:value-type="string" calcext:value-type="string">
            <text:p>dataset 1a - classification COLLINEAR</text:p>
          </table:table-cell>
          <table:table-cell office:value-type="string" calcext:value-type="string">
            <text:p>dataset 1a - classification RIGHT</text:p>
          </table:table-cell>
          <table:table-cell office:value-type="string" calcext:value-type="string">
            <text:p>dataset 1b - classification LEFT</text:p>
          </table:table-cell>
          <table:table-cell office:value-type="string" calcext:value-type="string">
            <text:p>dataset 1b - classification COLLINEAR</text:p>
          </table:table-cell>
          <table:table-cell office:value-type="string" calcext:value-type="string">
            <text:p>dataset 1b - classification RIGHT</text:p>
          </table:table-cell>
          <table:table-cell office:value-type="string" calcext:value-type="string">
            <text:p>dataset 1c - classification LEFT</text:p>
          </table:table-cell>
          <table:table-cell office:value-type="string" calcext:value-type="string">
            <text:p>dataset 1c - classification COLLINEAR</text:p>
          </table:table-cell>
          <table:table-cell office:value-type="string" calcext:value-type="string">
            <text:p>dataset 1c - classification RIGHT</text:p>
          </table:table-cell>
          <table:table-cell office:value-type="string" calcext:value-type="string">
            <text:p>dataset 1d - classification LEFT</text:p>
          </table:table-cell>
          <table:table-cell office:value-type="string" calcext:value-type="string">
            <text:p>dataset 1d - classification COLLINEAR</text:p>
          </table:table-cell>
          <table:table-cell office:value-type="string" calcext:value-type="string">
            <text:p>dataset 1d - classification RIGHT</text:p>
          </table:table-cell>
        </table:table-row>
        <table:table-row table:style-name="ro1">
          <table:table-cell office:value-type="string" calcext:value-type="string">
            <text:p>Metoda klasyfikacji punktów</text:p>
          </table:table-cell>
          <table:table-cell table:formula="of:=RIGHT([.B2]; LEN([.B2]) - 16 - FIND(&quot;-&quot;; [.B2]))" office:value-type="string" office:string-value="LEFT" calcext:value-type="string">
            <text:p>LEFT</text:p>
          </table:table-cell>
          <table:table-cell table:formula="of:=RIGHT([.C2]; LEN([.C2]) - 16 - FIND(&quot;-&quot;; [.C2]))" office:value-type="string" office:string-value="COLLINEAR" calcext:value-type="string">
            <text:p>COLLINEAR</text:p>
          </table:table-cell>
          <table:table-cell table:formula="of:=RIGHT([.D2]; LEN([.D2]) - 16 - FIND(&quot;-&quot;; [.D2]))" office:value-type="string" office:string-value="RIGHT" calcext:value-type="string">
            <text:p>RIGHT</text:p>
          </table:table-cell>
          <table:table-cell table:formula="of:=RIGHT([.E2]; LEN([.E2]) - 16 - FIND(&quot;-&quot;; [.E2]))" office:value-type="string" office:string-value="LEFT" calcext:value-type="string">
            <text:p>LEFT</text:p>
          </table:table-cell>
          <table:table-cell table:formula="of:=RIGHT([.F2]; LEN([.F2]) - 16 - FIND(&quot;-&quot;; [.F2]))" office:value-type="string" office:string-value="COLLINEAR" calcext:value-type="string">
            <text:p>COLLINEAR</text:p>
          </table:table-cell>
          <table:table-cell table:formula="of:=RIGHT([.G2]; LEN([.G2]) - 16 - FIND(&quot;-&quot;; [.G2]))" office:value-type="string" office:string-value="RIGHT" calcext:value-type="string">
            <text:p>RIGHT</text:p>
          </table:table-cell>
          <table:table-cell table:formula="of:=RIGHT([.H2]; LEN([.H2]) - 16 - FIND(&quot;-&quot;; [.H2]))" office:value-type="string" office:string-value="LEFT" calcext:value-type="string">
            <text:p>LEFT</text:p>
          </table:table-cell>
          <table:table-cell table:formula="of:=RIGHT([.I2]; LEN([.I2]) - 16 - FIND(&quot;-&quot;; [.I2]))" office:value-type="string" office:string-value="COLLINEAR" calcext:value-type="string">
            <text:p>COLLINEAR</text:p>
          </table:table-cell>
          <table:table-cell table:formula="of:=RIGHT([.J2]; LEN([.J2]) - 16 - FIND(&quot;-&quot;; [.J2]))" office:value-type="string" office:string-value="RIGHT" calcext:value-type="string">
            <text:p>RIGHT</text:p>
          </table:table-cell>
          <table:table-cell table:formula="of:=RIGHT([.K2]; LEN([.K2]) - 16 - FIND(&quot;-&quot;; [.K2]))" office:value-type="string" office:string-value="LEFT" calcext:value-type="string">
            <text:p>LEFT</text:p>
          </table:table-cell>
          <table:table-cell table:formula="of:=RIGHT([.L2]; LEN([.L2]) - 16 - FIND(&quot;-&quot;; [.L2]))" office:value-type="string" office:string-value="COLLINEAR" calcext:value-type="string">
            <text:p>COLLINEAR</text:p>
          </table:table-cell>
          <table:table-cell table:formula="of:=RIGHT([.M2]; LEN([.M2]) - 16 - FIND(&quot;-&quot;; [.M2]))" office:value-type="string" office:string-value="RIGHT" calcext:value-type="string">
            <text:p>RIGHT</text:p>
          </table:table-cell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float" office:value="49816" calcext:value-type="float">
            <text:p>49816</text:p>
          </table:table-cell>
          <table:table-cell office:value-type="float" office:value="0" calcext:value-type="float">
            <text:p>0</text:p>
          </table:table-cell>
          <table:table-cell office:value-type="float" office:value="50184" calcext:value-type="float">
            <text:p>50184</text:p>
          </table:table-cell>
          <table:table-cell office:value-type="float" office:value="50104" calcext:value-type="float">
            <text:p>50104</text:p>
          </table:table-cell>
          <table:table-cell office:value-type="float" office:value="0" calcext:value-type="float">
            <text:p>0</text:p>
          </table:table-cell>
          <table:table-cell office:value-type="float" office:value="49896" calcext:value-type="float">
            <text:p>49896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erz 2x2 własny wyznacznik</text:p>
          </table:table-cell>
          <table:table-cell office:value-type="float" office:value="49816" calcext:value-type="float">
            <text:p>49816</text:p>
          </table:table-cell>
          <table:table-cell office:value-type="float" office:value="0" calcext:value-type="float">
            <text:p>0</text:p>
          </table:table-cell>
          <table:table-cell office:value-type="float" office:value="50184" calcext:value-type="float">
            <text:p>50184</text:p>
          </table:table-cell>
          <table:table-cell office:value-type="float" office:value="50101" calcext:value-type="float">
            <text:p>50101</text:p>
          </table:table-cell>
          <table:table-cell office:value-type="float" office:value="7" calcext:value-type="float">
            <text:p>7</text:p>
          </table:table-cell>
          <table:table-cell office:value-type="float" office:value="49892" calcext:value-type="float">
            <text:p>49892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79" calcext:value-type="float">
            <text:p>79</text:p>
          </table:table-cell>
          <table:table-cell office:value-type="float" office:value="839" calcext:value-type="float">
            <text:p>839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string" calcext:value-type="string">
            <text:p>macierz 3x3 wyznacznik numpy</text:p>
          </table:table-cell>
          <table:table-cell office:value-type="float" office:value="49816" calcext:value-type="float">
            <text:p>49816</text:p>
          </table:table-cell>
          <table:table-cell office:value-type="float" office:value="0" calcext:value-type="float">
            <text:p>0</text:p>
          </table:table-cell>
          <table:table-cell office:value-type="float" office:value="50184" calcext:value-type="float">
            <text:p>50184</text:p>
          </table:table-cell>
          <table:table-cell office:value-type="float" office:value="50104" calcext:value-type="float">
            <text:p>50104</text:p>
          </table:table-cell>
          <table:table-cell office:value-type="float" office:value="0" calcext:value-type="float">
            <text:p>0</text:p>
          </table:table-cell>
          <table:table-cell office:value-type="float" office:value="49896" calcext:value-type="float">
            <text:p>49896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cierz 2x2 wyznacznik numpy</text:p>
          </table:table-cell>
          <table:table-cell office:value-type="float" office:value="49816" calcext:value-type="float">
            <text:p>49816</text:p>
          </table:table-cell>
          <table:table-cell office:value-type="float" office:value="0" calcext:value-type="float">
            <text:p>0</text:p>
          </table:table-cell>
          <table:table-cell office:value-type="float" office:value="50184" calcext:value-type="float">
            <text:p>50184</text:p>
          </table:table-cell>
          <table:table-cell office:value-type="float" office:value="50100" calcext:value-type="float">
            <text:p>50100</text:p>
          </table:table-cell>
          <table:table-cell office:value-type="float" office:value="8" calcext:value-type="float">
            <text:p>8</text:p>
          </table:table-cell>
          <table:table-cell office:value-type="float" office:value="49892" calcext:value-type="float">
            <text:p>49892</text:p>
          </table:table-cell>
          <table:table-cell office:value-type="float" office:value="524" calcext:value-type="float">
            <text:p>524</text:p>
          </table:table-cell>
          <table:table-cell office:value-type="float" office:value="0" calcext:value-type="float">
            <text:p>0</text:p>
          </table:table-cell>
          <table:table-cell office:value-type="float" office:value="476" calcext:value-type="float">
            <text:p>476</text:p>
          </table:table-cell>
          <table:table-cell office:value-type="float" office:value="121" calcext:value-type="float">
            <text:p>121</text:p>
          </table:table-cell>
          <table:table-cell office:value-type="float" office:value="781" calcext:value-type="float">
            <text:p>781</text:p>
          </table:table-cell>
          <table:table-cell office:value-type="float" office:value="98" calcext:value-type="float">
            <text:p>98</text:p>
          </table:table-cell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Ilość różnych kwalifikacji punktó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toda kwalifikacji 1</text:p>
          </table:table-cell>
          <table:table-cell office:value-type="string" calcext:value-type="string">
            <text:p>metoda kwalifikacji 2</text:p>
          </table:table-cell>
          <table:table-cell table:number-columns-repeated="2"/>
          <table:table-cell office:value-type="string" calcext:value-type="string">
            <text:p>dataset 1a</text:p>
          </table:table-cell>
          <table:table-cell office:value-type="string" calcext:value-type="string">
            <text:p>dataset 1b</text:p>
          </table:table-cell>
          <table:table-cell office:value-type="string" calcext:value-type="string">
            <text:p>dataset 1c</text:p>
          </table:table-cell>
          <table:table-cell office:value-type="string" calcext:value-type="string">
            <text:p>dataset 1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 FALSE(); [.A12];[.B12])" office:value-type="string" office:string-value="macierz 3x3 własny wyznacznik - macierz 2x2 własny wyznacznik" calcext:value-type="string">
            <text:p>macierz 3x3 własny wyznacznik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3x3 wyznacznik numpy</text:p>
          </table:table-cell>
          <table:table-cell table:formula="of:=COM.MICROSOFT.TEXTJOIN(&quot; - &quot;; FALSE(); [.A13];[.B13])" office:value-type="string" office:string-value="macierz 3x3 własny wyznacznik - macierz 3x3 wyznacznik numpy" calcext:value-type="string">
            <text:p>macierz 3x3 własny wyznacznik - macierz 3x3 wyznacznik numpy</text:p>
          </table:table-cell>
          <table:table-cell/>
          <table:table-cell table:number-columns-repeated="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łasny wyznacznik</text:p>
          </table:table-cell>
          <table:table-cell office:value-type="string" calcext:value-type="string">
            <text:p>macierz 2x2 wyznacznik numpy</text:p>
          </table:table-cell>
          <table:table-cell table:formula="of:=COM.MICROSOFT.TEXTJOIN(&quot; - &quot;; FALSE(); [.A14];[.B14])" office:value-type="string" office:string-value="macierz 3x3 własny wyznacznik - macierz 2x2 wyznacznik numpy" calcext:value-type="string">
            <text:p>macierz 3x3 własny wyznacznik - macierz 2x2 wyznacznik nump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3x3 wyznacznik numpy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 FALSE(); [.A15];[.B15])" office:value-type="string" office:string-value="macierz 3x3 wyznacznik numpy - macierz 2x2 własny wyznacznik" calcext:value-type="string">
            <text:p>macierz 3x3 wyznacznik numpy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61" calcext:value-type="float">
            <text:p>1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2x2 wyznacznik numpy</text:p>
          </table:table-cell>
          <table:table-cell office:value-type="string" calcext:value-type="string">
            <text:p>macierz 3x3 wyznacznik numpy</text:p>
          </table:table-cell>
          <table:table-cell table:formula="of:=COM.MICROSOFT.TEXTJOIN(&quot; - &quot;; FALSE(); [.A16];[.B16])" office:value-type="string" office:string-value="macierz 2x2 wyznacznik numpy - macierz 3x3 wyznacznik numpy" calcext:value-type="string">
            <text:p>macierz 2x2 wyznacznik numpy - macierz 3x3 wyznacznik numpy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219" calcext:value-type="float">
            <text:p>21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acierz 2x2 wyznacznik numpy</text:p>
          </table:table-cell>
          <table:table-cell office:value-type="string" calcext:value-type="string">
            <text:p>macierz 2x2 własny wyznacznik</text:p>
          </table:table-cell>
          <table:table-cell table:formula="of:=COM.MICROSOFT.TEXTJOIN(&quot; - &quot;; FALSE(); [.A17];[.B17])" office:value-type="string" office:string-value="macierz 2x2 wyznacznik numpy - macierz 2x2 własny wyznacznik" calcext:value-type="string">
            <text:p>macierz 2x2 wyznacznik numpy - macierz 2x2 własny wyznacznik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282" calcext:value-type="float">
            <text:p>282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0-21">00.00.0000</text:date>, <text:time style:data-style-name="N2" text:time-value="21:21:50.51983738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0-21T23:01:01.125396858</dc:date>
    <meta:editing-duration>PT1H16M45S</meta:editing-duration>
    <meta:editing-cycles>3</meta:editing-cycles>
    <meta:generator>LibreOffice/7.2.1.2$Linux_X86_64 LibreOffice_project/20$Build-2</meta:generator>
    <meta:document-statistic meta:table-count="1" meta:cell-count="128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885cm" svg:y="0.316cm" chart:style-name="ch2">
          <text:p>dataset 1d</text:p>
        </chart:title>
        <chart:legend chart:legend-position="end" svg:x="11.461cm" svg:y="2.66cm" style:legend-expansion="high" chart:style-name="ch3"/>
        <chart:plot-area chart:style-name="ch4" table:cell-range-address="'tolerance_1e-12_results'.K3:'tolerance_1e-12_results'.M7 'tolerance_1e-12_results'.A4:'tolerance_1e-12_results'.A7" chart:data-source-has-labels="both" svg:x="1.331cm" svg:y="1.275cm" svg:width="9.81cm" svg:height="6.564cm">
          <chart:coordinate-region svg:x="2.323cm" svg:y="1.474cm" svg:width="8.818cm" svg:height="5.718cm"/>
          <chart:axis chart:dimension="x" chart:name="primary-x" chart:style-name="ch5" chartooo:axis-type="auto">
            <chartooo:date-scale/>
            <chart:title svg:x="5.319cm" svg:y="8.019cm" chart:style-name="ch6">
              <text:p>Klasyfikacja</text:p>
            </chart:title>
            <chart:categories table:cell-range-address="'tolerance_1e-12_results'.K3:'tolerance_1e-12_results'.M3"/>
          </chart:axis>
          <chart:axis chart:dimension="y" chart:name="primary-y" chart:style-name="ch7">
            <chart:title svg:x="0.451cm" svg:y="5.593cm" chart:style-name="ch8">
              <text:p>Ilość punktów</text:p>
            </chart:title>
            <chart:grid chart:style-name="ch9" chart:class="major"/>
          </chart:axis>
          <chart:series chart:style-name="ch10" chart:values-cell-range-address="'tolerance_1e-12_results'.K4:'tolerance_1e-12_results'.M4" chart:label-cell-address="'tolerance_1e-12_results'.A4:'tolerance_1e-12_results'.A4" chart:class="chart:bar">
            <chart:data-point chart:repeated="3"/>
          </chart:series>
          <chart:series chart:style-name="ch11" chart:values-cell-range-address="'tolerance_1e-12_results'.K5:'tolerance_1e-12_results'.M5" chart:label-cell-address="'tolerance_1e-12_results'.A5:'tolerance_1e-12_results'.A5" chart:class="chart:bar">
            <chart:data-point chart:repeated="3"/>
          </chart:series>
          <chart:series chart:style-name="ch12" chart:values-cell-range-address="'tolerance_1e-12_results'.K6:'tolerance_1e-12_results'.M6" chart:label-cell-address="'tolerance_1e-12_results'.A6:'tolerance_1e-12_results'.A6" chart:class="chart:bar">
            <chart:data-point chart:repeated="3"/>
          </chart:series>
          <chart:series chart:style-name="ch13" chart:values-cell-range-address="'tolerance_1e-12_results'.K7:'tolerance_1e-12_results'.M7" chart:label-cell-address="'tolerance_1e-12_results'.A7:'tolerance_1e-12_results'.A7" chart:class="chart:bar">
            <chart:data-point chart:repeated="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'tolerance_1e-12_results'.K3:'tolerance_1e-12_results'.M3</svg:desc>
                </draw:g>
              </table:table-cell>
              <table:table-cell office:value-type="string">
                <text:p>COLLINEAR</text:p>
              </table:table-cell>
              <table:table-cell office:value-type="string">
                <text:p>RIGHT</text:p>
              </table:table-cell>
            </table:table-row>
          </table:table-header-rows>
          <table:table-rows>
            <table:table-row>
              <table:table-cell office:value-type="string">
                <text:p>macierz 3x3 własny wyznacznik</text:p>
                <draw:g>
                  <svg:desc>'tolerance_1e-12_results'.A4:'tolerance_1e-12_results'.A4</svg:desc>
                </draw:g>
              </table:table-cell>
              <table:table-cell office:value-type="float" office:value="0">
                <text:p>0</text:p>
                <draw:g>
                  <svg:desc>'tolerance_1e-12_results'.K4:'tolerance_1e-12_results'.M4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2x2 własny wyznacznik</text:p>
                <draw:g>
                  <svg:desc>'tolerance_1e-12_results'.A5:'tolerance_1e-12_results'.A5</svg:desc>
                </draw:g>
              </table:table-cell>
              <table:table-cell office:value-type="float" office:value="79">
                <text:p>79</text:p>
                <draw:g>
                  <svg:desc>'tolerance_1e-12_results'.K5:'tolerance_1e-12_results'.M5</svg:desc>
                </draw:g>
              </table:table-cell>
              <table:table-cell office:value-type="float" office:value="839">
                <text:p>839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macierz 3x3 wyznacznik numpy</text:p>
                <draw:g>
                  <svg:desc>'tolerance_1e-12_results'.A6:'tolerance_1e-12_results'.A6</svg:desc>
                </draw:g>
              </table:table-cell>
              <table:table-cell office:value-type="float" office:value="0">
                <text:p>0</text:p>
                <draw:g>
                  <svg:desc>'tolerance_1e-12_results'.K6:'tolerance_1e-12_results'.M6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2x2 wyznacznik numpy</text:p>
                <draw:g>
                  <svg:desc>'tolerance_1e-12_results'.A7:'tolerance_1e-12_results'.A7</svg:desc>
                </draw:g>
              </table:table-cell>
              <table:table-cell office:value-type="float" office:value="121">
                <text:p>121</text:p>
                <draw:g>
                  <svg:desc>'tolerance_1e-12_results'.K7:'tolerance_1e-12_results'.M7</svg:desc>
                </draw:g>
              </table:table-cell>
              <table:table-cell office:value-type="float" office:value="781">
                <text:p>781</text:p>
              </table:table-cell>
              <table:table-cell office:value-type="float" office:value="98">
                <text:p>9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493cm" svg:height="9cm" xlink:href=".." xlink:type="simple" chart:class="chart:bar" chart:style-name="ch1">
        <chart:legend chart:legend-position="end" svg:x="20.124cm" svg:y="3.454cm" style:legend-expansion="high" chart:style-name="ch2"/>
        <chart:plot-area chart:style-name="ch3" table:cell-range-address="'tolerance_1e-12_results'.C12:'tolerance_1e-12_results'.C17 'tolerance_1e-12_results'.E11:'tolerance_1e-12_results'.H17" chart:data-source-has-labels="both" svg:x="1.46cm" svg:y="0.18cm" svg:width="18.215cm" svg:height="7.659cm">
          <chart:coordinate-region svg:x="11.675cm" svg:y="0.18cm" svg:width="7.471cm" svg:height="7.012cm"/>
          <chart:axis chart:dimension="x" chart:name="primary-x" chart:style-name="ch4" chartooo:axis-type="auto">
            <chartooo:date-scale/>
            <chart:title svg:x="0.451cm" svg:y="6.765cm" chart:style-name="ch5">
              <text:p>porównywana para metod klasyfikacji</text:p>
            </chart:title>
            <chart:categories table:cell-range-address="'tolerance_1e-12_results'.C12:'tolerance_1e-12_results'.C17"/>
          </chart:axis>
          <chart:axis chart:dimension="y" chart:name="primary-y" chart:style-name="ch6">
            <chart:title svg:x="7.56cm" svg:y="8.019cm" chart:style-name="ch7">
              <text:p>liczba różnie zaklasyfikowanych punktów</text:p>
            </chart:title>
            <chart:grid chart:style-name="ch8" chart:class="major"/>
          </chart:axis>
          <chart:series chart:style-name="ch9" chart:values-cell-range-address="'tolerance_1e-12_results'.E12:'tolerance_1e-12_results'.E17" chart:label-cell-address="'tolerance_1e-12_results'.E11:'tolerance_1e-12_results'.E11" chart:class="chart:bar">
            <chart:data-point chart:repeated="6"/>
          </chart:series>
          <chart:series chart:style-name="ch10" chart:values-cell-range-address="'tolerance_1e-12_results'.F12:'tolerance_1e-12_results'.F17" chart:label-cell-address="'tolerance_1e-12_results'.F11:'tolerance_1e-12_results'.F11" chart:class="chart:bar">
            <chart:data-point chart:repeated="6"/>
          </chart:series>
          <chart:series chart:style-name="ch11" chart:values-cell-range-address="'tolerance_1e-12_results'.G12:'tolerance_1e-12_results'.G17" chart:label-cell-address="'tolerance_1e-12_results'.G11:'tolerance_1e-12_results'.G11" chart:class="chart:bar">
            <chart:data-point chart:repeated="6"/>
          </chart:series>
          <chart:series chart:style-name="ch12" chart:values-cell-range-address="'tolerance_1e-12_results'.H12:'tolerance_1e-12_results'.H17" chart:label-cell-address="'tolerance_1e-12_results'.H11:'tolerance_1e-12_results'.H11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set 1a</text:p>
                <draw:g>
                  <svg:desc>'tolerance_1e-12_results'.E11:'tolerance_1e-12_results'.E11</svg:desc>
                </draw:g>
              </table:table-cell>
              <table:table-cell office:value-type="string">
                <text:p>dataset 1b</text:p>
                <draw:g>
                  <svg:desc>'tolerance_1e-12_results'.F11:'tolerance_1e-12_results'.F11</svg:desc>
                </draw:g>
              </table:table-cell>
              <table:table-cell office:value-type="string">
                <text:p>dataset 1c</text:p>
                <draw:g>
                  <svg:desc>'tolerance_1e-12_results'.G11:'tolerance_1e-12_results'.G11</svg:desc>
                </draw:g>
              </table:table-cell>
              <table:table-cell office:value-type="string">
                <text:p>dataset 1d</text:p>
                <draw:g>
                  <svg:desc>'tolerance_1e-12_results'.H11:'tolerance_1e-12_results'.H1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acierz 3x3 własny wyznacznik - macierz 2x2 własny wyznacznik</text:p>
                <draw:g>
                  <svg:desc>'tolerance_1e-12_results'.C12:'tolerance_1e-12_results'.C17</svg:desc>
                </draw:g>
              </table:table-cell>
              <table:table-cell office:value-type="float" office:value="0">
                <text:p>0</text:p>
                <draw:g>
                  <svg:desc>'tolerance_1e-12_results'.E12:'tolerance_1e-12_results'.E17</svg:desc>
                </draw:g>
              </table:table-cell>
              <table:table-cell office:value-type="float" office:value="8">
                <text:p>8</text:p>
                <draw:g>
                  <svg:desc>'tolerance_1e-12_results'.F12:'tolerance_1e-12_results'.F17</svg:desc>
                </draw:g>
              </table:table-cell>
              <table:table-cell office:value-type="float" office:value="0">
                <text:p>0</text:p>
                <draw:g>
                  <svg:desc>'tolerance_1e-12_results'.G12:'tolerance_1e-12_results'.G17</svg:desc>
                </draw:g>
              </table:table-cell>
              <table:table-cell office:value-type="float" office:value="161">
                <text:p>161</text:p>
                <draw:g>
                  <svg:desc>'tolerance_1e-12_results'.H12:'tolerance_1e-12_results'.H17</svg:desc>
                </draw:g>
              </table:table-cell>
            </table:table-row>
            <table:table-row>
              <table:table-cell office:value-type="string">
                <text:p>macierz 3x3 własny wyznacznik - macierz 3x3 wyznacznik numpy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macierz 3x3 własny wyznacznik - macierz 2x2 wyznacznik numpy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macierz 3x3 wyznacznik numpy - macierz 2x2 własny wyznacznik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macierz 2x2 wyznacznik numpy - macierz 3x3 wyznacznik numpy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macierz 2x2 wyznacznik numpy - macierz 2x2 własny wyznacznik</text:p>
              </table:table-cell>
              <table:table-cell office:value-type="float" office:value="0">
                <text:p>0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2.1.2$Linux_X86_64 LibreOffice_project/2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